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cm" svg:height="15.203cm" svg:x="3cm" svg:y="2.297cm">
          <draw:text-box>
            <text:p>7 年级 人教版英语 <text:s/>上 <text:s/>unit 6</text:p>
            <text:p/>
            <text:p/>
            <text:p>banana / apple / orange / strawberry / pear / kiwi</text:p>
            <text:p/>
            <text:p>hamburger / sandwich / hot dog / pizza</text:p>
            <text:p/>
            <text:p>tomato / potato / cabbage / carrot / onion</text:p>
            <text:p/>
            <text:p>chicken / beef / lam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6M56S</meta:editing-duration>
    <meta:editing-cycles>19</meta:editing-cycles>
    <meta:generator>OpenOffice/4.1.15$Win32 OpenOffice.org_project/4115m2$Build-9813</meta:generator>
    <dc:date>2025-11-16T19:03:29.27</dc:date>
    <meta:document-statistic meta:object-count="24"/>
  </office:meta>
</office:document-meta>
</file>